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draw:auto-grow-height="true" fo:min-height="3.507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Standard-notes">
      <style:graphic-properties draw:fill-color="#ffffff" fo:min-height="13.114cm"/>
    </style:style>
    <style:style style:name="P1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256cm" svg:x="1.4cm" svg:y="0.962cm" presentation:class="title">
          <draw:text-box>
            <text:p>Logiciel 3D</text:p>
          </draw:text-box>
        </draw:frame>
        <draw:frame presentation:style-name="pr2" draw:layer="layout" svg:width="25.199cm" svg:height="13.609cm" svg:x="1.4cm" svg:y="5.03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7cm" svg:x="1.4cm" svg:y="0.837cm" presentation:class="title">
          <draw:text-box>
            <text:p>Sommair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ise en place</text:p>
                <text:list>
                  <text:list-item>
                    <text:p>Objectif du projet</text:p>
                  </text:list-item>
                  <text:list-item>
                    <text:p>Gestion de projet</text:p>
                  </text:list-item>
                  <text:list-item>
                    <text:p>Choix techniques</text:p>
                  </text:list-item>
                </text:list>
              </text:list-item>
              <text:list-item>
                <text:p>Réalisation :</text:p>
                <text:list>
                  <text:list-item>
                    <text:p>Principales fonctionnalités</text:p>
                  </text:list-item>
                  <text:list-item>
                    <text:p>Difficultés rencontré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Objectif du proje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Une table</text:p>
              </text:list-item>
              <text:list-item>
                <text:p>Des briques simples soumises à la gravité</text:p>
              </text:list-item>
              <text:list-item>
                <text:p>Objectif du joueur : Construire une structure lui permettant de s'éloigner autant que possible de la t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Objectif du proje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Quelques contraintes :</text:p>
                <text:list>
                  <text:list-item>
                    <text:p>Le problème est en 2D : </text:p>
                    <text:list>
                      <text:list-item>
                        <text:p>Les briquettes sont positionnés dans le même plan 2D.</text:p>
                      </text:list-item>
                      <text:list-item>
                        <text:p>On ne peut pas les orientés de travers.</text:p>
                      </text:list-item>
                    </text:list>
                  </text:list-item>
                  <text:list-item>
                    <text:p>Besoin d'un système de undo/re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Gestion de projet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Discussion avec l'encadrant de projet au départ</text:span></text:p>
              </text:list-item>
              <text:list-item>
                <text:p text:style-name="P1"><text:span text:style-name="T1">Utilisation de Git comme gestionnaire de version</text:span></text:p>
              </text:list-item>
              <text:list-item>
                <text:p text:style-name="P1"><text:span text:style-name="T1">Utilisation de doxygen pour générer de la documentation</text:span></text:p>
              </text:list-item>
              <text:list-item>
                <text:p text:style-name="P1"><text:span text:style-name="T1">Réutilisation du travail déjà réalisé quand cela permet de gagner du temp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Choix techniques</text:p>
          </draw:text-box>
        </draw:frame>
        <draw:frame presentation:style-name="pr5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L'encadrant nous à laissé libre de choisir la technologie</text:span></text:p>
              </text:list-item>
              <text:list-item>
                <text:p text:style-name="P1"><text:span text:style-name="T1">C++/Ogre avec usage des librairies :</text:span></text:p>
                <text:list>
                  <text:list-item>
                    <text:p><text:span text:style-name="T1">Bullet / OgreBullet</text:span></text:p>
                  </text:list-item>
                  <text:list-item>
                    <text:p><text:span text:style-name="T1">CEGUI</text:span></text:p>
                    <text:p><text:span text:style-name="T1"/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Principales fonctionnalité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pierre </meta:initial-creator>
    <meta:creation-date>2011-05-08T15:54:30</meta:creation-date>
    <meta:editing-duration>PT00H44M55S</meta:editing-duration>
    <meta:editing-cycles>18</meta:editing-cycles>
    <dc:date>2011-05-08T16:39:11</dc:date>
    <dc:creator>upierre </dc:creator>
    <meta:generator>OpenOffice.org/3.2$Linux OpenOffice.org_project/320m12$Build-9483</meta:generator>
    <meta:document-statistic meta:object-count="49"/>
  </office:meta>
</office:document-meta>
</file>